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425cm"/>
    </style:style>
    <style:style style:name="co5" style:family="table-column">
      <style:table-column-properties fo:break-before="auto" style:column-width="14.9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b_numalert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erte_id</text:p>
          </table:table-cell>
          <table:table-cell office:value-type="string" calcext:value-type="string">
            <text:p>borne_inf</text:p>
          </table:table-cell>
          <table:table-cell office:value-type="string" calcext:value-type="string">
            <text:p>borne_sup</text:p>
          </table:table-cell>
          <table:table-cell office:value-type="string" calcext:value-type="string">
            <text:p>num_id</text:p>
          </table:table-cell>
          <table:table-cell office:value-type="string" calcext:value-type="string">
            <text:p>denom_id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rt_nv</text:p>
          </table:table-cell>
          <table:table-cell office:value-type="float" office:value="2007" calcext:value-type="float">
            <text:p>200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0" calcext:value-type="float">
            <text:p>10,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rt_vaches</text:p>
          </table:table-cell>
          <table:table-cell office:value-type="float" office:value="2008" calcext:value-type="float">
            <text:p>200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4" calcext:value-type="float">
            <text:p>4,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b_reformes</text:p>
          </table:table-cell>
          <table:table-cell office:value-type="float" office:value="2009" calcext:value-type="float">
            <text:p>2009</text:p>
          </table:table-cell>
          <table:table-cell table:style-name="ce1" office:value-type="float" office:value="15" calcext:value-type="float">
            <text:p>15,0</text:p>
          </table:table-cell>
          <table:table-cell table:style-name="ce1" office:value-type="float" office:value="30" calcext:value-type="float">
            <text:p>30,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is_veto</text:p>
          </table:table-cell>
          <table:table-cell office:value-type="float" office:value="2010" calcext:value-type="float">
            <text:p>201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80" calcext:value-type="float">
            <text:p>80,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ids_gen_1IA</text:p>
          </table:table-cell>
          <table:table-cell office:value-type="float" office:value="2011" calcext:value-type="float">
            <text:p>2011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mier_velage</text:p>
          </table:table-cell>
          <table:table-cell office:value-type="float" office:value="2012" calcext:value-type="float">
            <text:p>2012</text:p>
          </table:table-cell>
          <table:table-cell table:style-name="ce1" office:value-type="float" office:value="24" calcext:value-type="float">
            <text:p>24,0</text:p>
          </table:table-cell>
          <table:table-cell table:style-name="ce1" office:value-type="float" office:value="36" calcext:value-type="float">
            <text:p>36,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elIA1</text:p>
          </table:table-cell>
          <table:table-cell office:value-type="float" office:value="2013" calcext:value-type="float">
            <text:p>2013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82" calcext:value-type="float">
            <text:p>82,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us3IA</text:p>
          </table:table-cell>
          <table:table-cell office:value-type="float" office:value="2014" calcext:value-type="float">
            <text:p>201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0" calcext:value-type="float">
            <text:p>20,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A_fec_x10</text:p>
          </table:table-cell>
          <table:table-cell office:value-type="float" office:value="2015" calcext:value-type="float">
            <text:p>201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.5" calcext:value-type="float">
            <text:p>1,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VV</text:p>
          </table:table-cell>
          <table:table-cell office:value-type="float" office:value="2016" calcext:value-type="float">
            <text:p>201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400" calcext:value-type="float">
            <text:p>400,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_del</text:p>
          </table:table-cell>
          <table:table-cell office:value-type="float" office:value="2017" calcext:value-type="float">
            <text:p>201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0" calcext:value-type="float">
            <text:p>10,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el_genisses_diff</text:p>
          </table:table-cell>
          <table:table-cell office:value-type="float" office:value="2018" calcext:value-type="float">
            <text:p>201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0" calcext:value-type="float">
            <text:p>20,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trites</text:p>
          </table:table-cell>
          <table:table-cell office:value-type="float" office:value="2019" calcext:value-type="float">
            <text:p>201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0" calcext:value-type="float">
            <text:p>10,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ortements</text:p>
          </table:table-cell>
          <table:table-cell office:value-type="float" office:value="2020" calcext:value-type="float">
            <text:p>202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" calcext:value-type="float">
            <text:p>2,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dl</text:p>
          </table:table-cell>
          <table:table-cell office:value-type="float" office:value="2021" calcext:value-type="float">
            <text:p>2021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" calcext:value-type="float">
            <text:p>2,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illettes</text:p>
          </table:table-cell>
          <table:table-cell office:value-type="float" office:value="2022" calcext:value-type="float">
            <text:p>202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" calcext:value-type="float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etoses</text:p>
          </table:table-cell>
          <table:table-cell office:value-type="float" office:value="2023" calcext:value-type="float">
            <text:p>2023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4" calcext:value-type="float">
            <text:p>4,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b_anormaux</text:p>
          </table:table-cell>
          <table:table-cell office:value-type="float" office:value="2024" calcext:value-type="float">
            <text:p>202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0" calcext:value-type="float">
            <text:p>20,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tanies</text:p>
          </table:table-cell>
          <table:table-cell office:value-type="float" office:value="2025" calcext:value-type="float">
            <text:p>202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" calcext:value-type="float">
            <text:p>1,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ree</text:p>
          </table:table-cell>
          <table:table-cell office:value-type="float" office:value="2029" calcext:value-type="float">
            <text:p>202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" calcext:value-type="float">
            <text:p>2,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ellules</text:p>
          </table:table-cell>
          <table:table-cell office:value-type="float" office:value="2030" calcext:value-type="float">
            <text:p>203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00000" calcext:value-type="float">
            <text:p>200000,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mmites</text:p>
          </table:table-cell>
          <table:table-cell office:value-type="float" office:value="2031" calcext:value-type="float">
            <text:p>2031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0" calcext:value-type="float">
            <text:p>20,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uv_mamm_tar</text:p>
          </table:table-cell>
          <table:table-cell office:value-type="float" office:value="2032" calcext:value-type="float">
            <text:p>203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0" calcext:value-type="float">
            <text:p>10,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rimi_nouv_mamm_debut</text:p>
          </table:table-cell>
          <table:table-cell office:value-type="float" office:value="2033" calcext:value-type="float">
            <text:p>2033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0" calcext:value-type="float">
            <text:p>10,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aphs</text:p>
          </table:table-cell>
          <table:table-cell office:value-type="float" office:value="2034" calcext:value-type="float">
            <text:p>203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" calcext:value-type="float">
            <text:p>1,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rt_24</text:p>
          </table:table-cell>
          <table:table-cell office:value-type="float" office:value="2035" calcext:value-type="float">
            <text:p>203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" calcext:value-type="float">
            <text:p>5,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rt_1_S</text:p>
          </table:table-cell>
          <table:table-cell office:value-type="float" office:value="2036" calcext:value-type="float">
            <text:p>203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" calcext:value-type="float">
            <text:p>5,0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orb_veaux</text:p>
          </table:table-cell>
          <table:table-cell office:value-type="float" office:value="2037" calcext:value-type="float">
            <text:p>203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" calcext:value-type="float">
            <text:p>5,0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mph</text:p>
          </table:table-cell>
          <table:table-cell office:value-type="float" office:value="2038" calcext:value-type="float">
            <text:p>203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" calcext:value-type="float">
            <text:p>5,0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arrhees_veaux</text:p>
          </table:table-cell>
          <table:table-cell office:value-type="float" office:value="2039" calcext:value-type="float">
            <text:p>203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0" calcext:value-type="float">
            <text:p>10,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pi_veaux</text:p>
          </table:table-cell>
          <table:table-cell office:value-type="float" office:value="2040" calcext:value-type="float">
            <text:p>2040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" calcext:value-type="float">
            <text:p>5,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arrhees_J_A</text:p>
          </table:table-cell>
          <table:table-cell office:value-type="float" office:value="2045" calcext:value-type="float">
            <text:p>204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5" calcext:value-type="float">
            <text:p>25,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oies_saisis</text:p>
          </table:table-cell>
          <table:table-cell office:value-type="float" office:value="2051" calcext:value-type="float">
            <text:p>2051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oiterie_vache</text:p>
          </table:table-cell>
          <table:table-cell office:value-type="float" office:value="2055" calcext:value-type="float">
            <text:p>2055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5" calcext:value-type="float">
            <text:p>5,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forme_boiterie</text:p>
          </table:table-cell>
          <table:table-cell office:value-type="float" office:value="2056" calcext:value-type="float">
            <text:p>2056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" calcext:value-type="float">
            <text:p>1,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oiterie_trait</text:p>
          </table:table-cell>
          <table:table-cell office:value-type="float" office:value="2057" calcext:value-type="float">
            <text:p>2057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5" calcext:value-type="float">
            <text:p>15,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bots_longs</text:p>
          </table:table-cell>
          <table:table-cell office:value-type="float" office:value="2058" calcext:value-type="float">
            <text:p>2058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0" calcext:value-type="float">
            <text:p>10,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lmo</text:p>
          </table:table-cell>
          <table:table-cell office:value-type="float" office:value="2059" calcext:value-type="float">
            <text:p>2059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" calcext:value-type="float">
            <text:p>1,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listeria</text:p>
          </table:table-cell>
          <table:table-cell office:value-type="float" office:value="2060" calcext:value-type="float">
            <text:p>2060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i</text:p>
          </table:table-cell>
          <table:table-cell office:value-type="float" office:value="2061" calcext:value-type="float">
            <text:p>2061</text:p>
          </table:table-cell>
          <table:table-cell table:number-columns-repeated="2" table:style-name="ce1" office:value-type="float" office:value="0" calcext:value-type="float">
            <text:p>0,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uv_IA_60</text:p>
          </table:table-cell>
          <table:table-cell office:value-type="float" office:value="2062" calcext:value-type="float">
            <text:p>2062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35" calcext:value-type="float">
            <text:p>35,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'</text:p>
          </table:table-cell>
          <table:table-cell office:value-type="float" office:value="2001" calcext:value-type="float">
            <text:p>2001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25" calcext:value-type="float">
            <text:p>25,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n-délivrance</text:p>
          </table:table-cell>
          <table:table-cell office:value-type="float" office:value="5064" calcext:value-type="float">
            <text:p>5064</text:p>
          </table:table-cell>
          <table:table-cell table:style-name="ce1" office:value-type="float" office:value="0" calcext:value-type="float">
            <text:p>0,0</text:p>
          </table:table-cell>
          <table:table-cell table:style-name="ce1" office:value-type="float" office:value="10" calcext:value-type="float">
            <text:p>10,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urée_de_pâturage_cumulé_avant_premier_vêlage</text:p>
          </table:table-cell>
          <table:table-cell office:value-type="float" office:value="2049" calcext:value-type="float">
            <text:p>2049</text:p>
          </table:table-cell>
          <table:table-cell table:style-name="ce1" office:value-type="float" office:value="10" calcext:value-type="float">
            <text:p>10,0</text:p>
          </table:table-cell>
          <table:table-cell table:style-name="ce1" office:value-type="string" calcext:value-type="string">
            <text:p>NULL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numalertes_VA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lerte_id</text:p>
          </table:table-cell>
          <table:table-cell office:value-type="string" calcext:value-type="string">
            <text:p>borne_inf</text:p>
          </table:table-cell>
          <table:table-cell office:value-type="string" calcext:value-type="string">
            <text:p>borne_sup</text:p>
          </table:table-cell>
          <table:table-cell table:style-name="ce3" office:value-type="string" calcext:value-type="string">
            <text:p>num_id</text:p>
          </table:table-cell>
          <table:table-cell table:style-name="ce3" office:value-type="string" calcext:value-type="string">
            <text:p>denom_id</text:p>
          </table:table-cell>
          <table:table-cell office:value-type="string" calcext:value-type="string">
            <text:p>round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Pourcentage d'animaux accidentés au pâturag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Pourcentage d'animaux accidentés en stabul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Taux de mortalité des animaux d'élevage (génisses après sevrage et vaches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Taux de mortalités des animaux adultes en période d'engraissemen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Taux d'animaux de plus de 10 a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Montant des frais vétérinaires / vêlage (hors conseil)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Poids des génisses à la reproduction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Taux de gestation (nb de vaches pleines / nb de vaches mises à la reproduction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Pourcentage d'avortements pendant les 3 derniers mois de gest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Intervalle vêlage 1 - vêlage 2</text:p>
          </table:table-cell>
          <table:table-cell office:value-type="float" office:value="4" calcext:value-type="float">
            <text:p>4</text:p>
          </table:table-cell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% de vêlages difficiles des géniss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% de vaches avec un problème post-vélage (matrice non-délivrance ou métrite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Poids de naissance des veaux mâl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% d'animaux en acidose clinique pendant l’engraissemen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% d’animaux morts pendant l’engraissemen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% de cas cliniques de météorisation chez les vach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% de cas de tétanie d'herbage chez les vach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Taux de mortalité 0 à 2 j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Taux de mortalité 3 à 15 j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Taux de mortalité 15 j au sevrag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GMQ 0-210 j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% veaux avec gros nombri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% de veaux avec problème digestif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% problème respiratoir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% problème fonctionnel (fractures écrasement etc.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% de veaux n’ayant pris le colostrum qu’après 6 heur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% colostrum ne venant pas de la mère du veau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Nombre de traitements curatifs contre les strongles digestifs pour les vaches allaitant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Nombre de traitements curatifs contre les strongles digestifs pour les géniss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Nombre de traitements curatifs contre les strongles respiratoires chez les géniss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Nombre de traitements curatifs contre les strongles respiratoires chez les vaches allaitante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% de cas de bronchites vermineus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Nombre de cas cliniques de grande douv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Nombre de traitements curatifs contre la grande douve et <text:s/>le paramphistom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Nombre de ticket d'abattage avec la mention "foie saisi"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Nombre de traitements curatifs ectoparasites au pâturage (tiques, mouches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Nombre de traitements curatifs ectoparasites en stabulation (poux, gales, teignes,)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% de vaches avec mamelle défectueuse (déséquilibrée, 3 quartiers, trayons à problèmes)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% de cas de mammi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% de vaches ayant boité sévèremen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% de taureau qui boit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% d'animaux traités pour boiteri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numalertes_VA.A1:numalertes_VA.H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meta:initial-creator>phpMyAdmin OVH</meta:initial-creator>
    <meta:creation-date>2023-02-06T17:30:58</meta:creation-date>
    <dc:date>2023-02-11T07:26:51.484723498</dc:date>
    <meta:editing-duration>PT12M33S</meta:editing-duration>
    <meta:editing-cycles>4</meta:editing-cycles>
    <meta:document-statistic meta:table-count="2" meta:cell-count="578" meta:object-count="0"/>
  </office:meta>
</office:document-meta>
</file>